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d6b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d6b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d6b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d6b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d6b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d6b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d6b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d6b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d6b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d6b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d6b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d6b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d6b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d6b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d6b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d6b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d6b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ia Victoria Garcìa Gonzàl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lio Cèsar Garcìa Dì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444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2.0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4"/>
    <meta:template xlink:type="simple" xlink:actuate="onRequest" xlink:title="Normal" xlink:href=""/>
  </office:meta>
</office:document-meta>
</file>